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Helvetica,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23ffa9"/>
    </style:style>
    <style:style style:name="P2" style:family="paragraph" style:parent-style-name="Standard">
      <style:text-properties officeooo:rsid="0025aa9a" officeooo:paragraph-rsid="0025aa9a"/>
    </style:style>
    <style:style style:name="P3" style:family="paragraph" style:parent-style-name="Standard">
      <style:text-properties officeooo:paragraph-rsid="0025aa9a"/>
    </style:style>
    <style:style style:name="P4" style:family="paragraph" style:parent-style-name="Standard">
      <style:text-properties officeooo:paragraph-rsid="0026637f"/>
    </style:style>
    <style:style style:name="T1" style:family="text">
      <style:text-properties fo:font-variant="normal" fo:text-transform="none" fo:color="#222222" loext:opacity="100%" style:font-name="Arial" fo:font-size="12pt" fo:letter-spacing="normal" fo:font-style="normal" fo:font-weight="normal"/>
    </style:style>
    <style:style style:name="T2" style:family="text">
      <style:text-properties fo:font-variant="normal" fo:text-transform="none" fo:color="#222222" loext:opacity="100%" style:font-name="Arial" fo:font-size="12pt" fo:letter-spacing="normal" fo:font-style="normal" fo:font-weight="normal" officeooo:rsid="0023ffa9"/>
    </style:style>
    <style:style style:name="T3" style:family="text">
      <style:text-properties fo:font-variant="normal" fo:text-transform="none" fo:color="#222222" loext:opacity="100%" style:font-name="Arial" fo:font-size="12pt" fo:letter-spacing="normal" fo:font-style="normal" fo:font-weight="normal" officeooo:rsid="0025aa9a"/>
    </style:style>
    <style:style style:name="T4" style:family="text">
      <style:text-properties fo:font-variant="normal" fo:text-transform="none" fo:color="#222222" loext:opacity="100%" style:font-name="Arial" fo:font-size="12pt" fo:letter-spacing="normal" fo:font-style="normal" fo:font-weight="normal" officeooo:rsid="0026637f"/>
    </style:style>
    <style:style style:name="T5" style:family="text">
      <style:text-properties fo:font-variant="normal" fo:text-transform="none" fo:color="#222222" loext:opacity="100%" style:font-name="Arial" fo:font-size="12pt" fo:letter-spacing="normal" fo:font-style="normal" fo:font-weight="normal" officeooo:rsid="00285bdf"/>
    </style:style>
    <style:style style:name="T6" style:family="text">
      <style:text-properties fo:font-variant="normal" fo:text-transform="none" fo:color="#222222" loext:opacity="100%" fo:letter-spacing="normal"/>
    </style:style>
    <style:style style:name="T7" style:family="text">
      <style:text-properties officeooo:rsid="00285b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V1</text:span><text:line-break/><text:span text:style-name="T1">Nicolas, 39 ans, marié, papa de deux enfants (1 et 5 ans) et nous habitons Dijon.</text:span><text:line-break/><text:span text:style-name="T1">Je suis actuellement en formation transition pro afin de devenir développeur web JavaScript.</text:span><text:line-break/><text:line-break/><text:span text:style-name="T1">Titulaire d’un BTS Informatique de Gestion, je suis administrateur réseau depuis plus de 15 ans.</text:span><text:line-break/><text:span text:style-name="T1">Le coté développement web m’a toujours intéressé mais par manque d’idées de projet à réaliser ainsi que le doute sur mes capacités, je n’ai pas approfondi dans cette voie là.</text:span><text:line-break/><text:span text:style-name="T1">Aujourd’hui, j’ai pris mon courage à deux mains et je me suis lancé dans une reconversion professionnelle afin de faire du développement web mon nouveau métier grâce à la formation Développeur Web FullStack JS de l’école O’clock.</text:span><text:line-break/><text:line-break/><text:span text:style-name="T1">Ma formation « école » se terminera début septembre et je serai à la recherche d’une entreprise souhaitant m’accueillir et me donner ma chance en tant que junior afin de continuer ma formation.</text:span><text:line-break/><text:span text:style-name="T1">Je suis conscient que ma formation de 5 mois me donne que les bases nécessaires afin de trouver une place comme junior et que mon apprentissage ne fait que commencer.</text:span><text:line-break/><text:line-break/><text:span text:style-name="T1">Pour en savoir plus sur mes connaissances techniques ou générales, je vous laisse regarder la suite.</text:span><text:line-break/><text:span text:style-name="T1">En cas d’interrogation, n’hésitez pas à me contacter par un des différents supports dans Discutons.</text:span><text:line-break/><text:line-break/><text:span text:style-name="T1">Bonne découverte et à très vite je l’espère.</text:span><text:line-break/><text:line-break/><text:span text:style-name="T1">V2</text:span><text:line-break/><text:span text:style-name="T1">Bonjour,</text:span><text:line-break/><text:span text:style-name="T1">Moi c’est Nico ! <text:line-break/></text:span><text:span text:style-name="T2">Fraîchement</text:span><text:span text:style-name="T1"> reconvertie en Développeur Web FullStack JavaScript.<text:line-break/></text:span><text:span text:style-name="T2">Comme vous le verrez, Full Stack dans le sens où nous avons appris le JavaScript coté Front mais également coté Back avec Node.js et quelques uns des modules les plus utilisés.</text:span></text:p>
      <text:p text:style-name="P1"><text:span text:style-name="T2"/></text:p>
      <text:p text:style-name="P2"><text:span text:style-name="T2">F</text:span><text:span text:style-name="T1">ORMATION</text:span></text:p>
      <text:p text:style-name="P2"><text:span text:style-name="T1"/></text:p>
      <text:p text:style-name="P3"><text:span text:style-name="T3">J’ai suivi la formation Développeur Fullstack JavaScript (https://oclock.io/formations/developpeur-web-fullstack-javascript) de l’école O’clock durant 5 mois. Durant cette formation nous avons pu voir les technologies cités précédemment mais nous avons également été initié au notion de gestion de projet Agile avec les MCD, MLD, User Stories </text:span><text:span text:style-name="T4">organisé en Sprints.</text:span><text:span text:style-name="T3"> </text:span><text:span text:style-name="T4">Nous avons également vu la </text:span><text:span text:style-name="T3">mise en place d’un</text:span><text:span text:style-name="T4">e</text:span><text:span text:style-name="T3"> base de donnée, la POO et l’utilisation d’un ORM. </text:span><text:span text:style-name="T4">Il y a eu la découverte des API avec AJAX avant de partir sur 1 mois de spécialisation React.js.</text:span></text:p>
      <text:p text:style-name="P3"><text:span text:style-name="T4"/></text:p>
      <text:p text:style-name="P4"><text:span text:style-name="T5">Avec un</text:span><text:span text:style-name="T4"> BTS en Informatique de Gestion, </text:span><text:span text:style-name="T5">mon métier actuel est administrateur réseaux. Cela fait plus de 15 ans que j’évolue</text:span><text:span text:style-name="T4"> aux </text:span><text:span text:style-name="T5">seins d’un service informatique dont plus de 10 dans l’entreprise actuelle.</text:span></text:p>
      <text:p text:style-name="P4"><text:span text:style-name="T4">Cette partie de ma vie m’a offert</text:span><text:span text:style-name="T5">e</text:span><text:span text:style-name="T4"> des Soft Skills qui me seront très précieux pour mon nouveau poste de </text:span><text:span text:style-name="T5">Développeur Web</text:span><text:span text:style-name="T4">. </text:span><text:span text:style-name="T5">J’ai essayé de vous donner les plus importants et j’espère ne pas en avoir oublié.</text:span></text:p>
      <text:p text:style-name="P1"><text:span text:style-name="T2"/></text:p>
      <text:p text:style-name="P1"><text:soft-page-break/><text:line-break/><text:span text:style-name="T1">Après 15 ans comme administrateur/technicien réseau, je me suis reconvertie dans un métier qui me fait passer des heures derrière mes écrans sans m’en rendre compte.</text:span><text:line-break/><text:span text:style-name="T6"> </text:span><text:line-break/><text:line-break/><text:span text:style-name="T1">Mes 15 ans dans l’univers informatique en temps que technicien et administrateur réseau m’ont apportés du savoir faire sur des points très utiles en développement je pense.</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Helvetica, sans-serif"/>
    <style:font-face style:name="Consolas" svg:font-family="Consolas, 'Courier New',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10T10:28:28.007000000</meta:creation-date>
    <dc:date>2022-06-14T19:19:22.761000000</dc:date>
    <meta:editing-duration>PT1H17M24S</meta:editing-duration>
    <meta:editing-cycles>3</meta:editing-cycles>
    <meta:generator>LibreOffice/7.0.0.3$Windows_X86_64 LibreOffice_project/8061b3e9204bef6b321a21033174034a5e2ea88e</meta:generator>
    <meta:document-statistic meta:table-count="0" meta:image-count="0" meta:object-count="0" meta:page-count="2" meta:paragraph-count="6" meta:word-count="466" meta:character-count="2879" meta:non-whitespace-character-count="2408"/>
  </office:meta>
</office:document-meta>
</file>